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Обычный" style:master-page-name="MP0" style:family="paragraph">
      <style:paragraph-properties fo:break-before="page"/>
    </style:style>
  </office:automatic-styles>
  <office:body>
    <office:text text:use-soft-page-breaks="true">
      <text:p text:style-name="P1">Персональное число года 9<text:s/><text:line-break/><text:line-break/>Год подведения итогов, завершения девятилетнего цикла, освобождения от старого и ненужного. Важно закончить все дела, отдать долги и кредиты, завершить ремонт и строительство (иначе затянется еще на несколько лет). Не давайте в долг. Пересмотрите все свои дела, проекты, бизнес, работу. Откажитесь от того, что не приносит результатов: скорее всего, это бесперспективно. Завершите или откажитесь от некоторых долгосрочных проектов. Заканчивайте год налегке: впереди новый цикл.<text:s/><text:line-break/><text:line-break/>Благоприятные возможности:<text:s/><text:line-break/><text:line-break/>Ваши действительные мечты, желания и цели осуществятся в этом году, и эти результаты сделают год невероятно запоминающимся. В этот год не стоит начинать новые проекты — лучше завершить старые. Можно начинать лишь те, что будут закончены до конца года.<text:s/><text:line-break/><text:line-break/>Не несите свои обиды в следующий цикл: забудьте и простите обидчиков и сами попросите прощение у тех, кого обидели. Избавьтесь от ненужных вещей, сделайте генеральную уборку. Это год очищения и эмоционального исцеления. В этом году нужно освободить поле для следующего посева. Если вы не избавитесь от старого, то в следующие девять лет мало что поменяется.<text:s/><text:line-break/><text:line-break/>Личная жизнь:<text:s/><text:line-break/><text:line-break/>Не цепляйтесь за старые отжившие связи и контакты. Возможно, возобновятся старые забытые отношения, и в вашем поле появятся друзья из прошлого. Если в отношениях с партнером вас что-то раздражало, то в этом году раздражение обострится, и неудовлетворенность отношениями может привести к разрывам и разводам. Не будьте слишком требовательны, но и не цепляйтесь, если от вас уходят.<text:s/><text:line-break/><text:line-break/>Развитие и карьера:<text:s/><text:line-break/><text:line-break/>Важно понять, что в основном события в этом году будут направлены на избавление от кого-либо и чего-либо. Усмирите свое эго: будьте терпеливы, проявляйте сострадание. <text:s/><text:line-break/><text:line-break/>В этом году хорошо заниматься благотворительностью или участвовать в общественных проектах. Размер вашего вознаграждения в этом году будет зависеть от того, насколько вы в первую очередь руководствовались помощью другим, ставя целью служение им. Но не бросайте работу, пока не найдете новую, так как потери и чувство неопределенности могут выбить вас из колеи. В конце года вы ощутите приближение чего-то нового.<text:s/><text:line-break/><text:line-break/>Основной мотив года:<text:s/><text:line-break/><text:line-break/>Девятый год в цикле — это период спада, энергия тоже на нуле. Не нужно никуда торопиться — снизьте темп. Возможны проблемы со здоровьем: иммунитет ослаблен. Хорошо ходить на массажи, расслабляться и отдыхать. Возьмите отпуск в конце года, съездите в путешествие. Берегите себя, так как вам придется многое начать в следующем году. Вместо всего, что уходит — придет новое, благополучное, счастливое будущее. Конец года — это время подумать о своих<text:s/><text:soft-page-break/>целях, проектах, мечтах, возможно, о более глобальных задачах. Но более конкретные форма и содержание к вам придут в начале следующего цикла.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dc:description/>
    <dc:subject/>
    <meta:initial-creator>Тимка Барбер</meta:initial-creator>
    <dc:creator>Тимка Барбер</dc:creator>
    <meta:creation-date>2025-03-14T16:36:00Z</meta:creation-date>
    <dc:date>2025-03-14T16:43:00Z</dc:date>
    <meta:template xlink:href="Normal.dotm" xlink:type="simple"/>
    <meta:editing-cycles>11</meta:editing-cycles>
    <meta:editing-duration>PT180S</meta:editing-duration>
    <meta:document-statistic meta:page-count="2" meta:paragraph-count="5" meta:word-count="413" meta:character-count="2765" meta:row-count="19" meta:non-whitespace-character-count="2357"/>
  </office:meta>
</office:document-meta>
</file>